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1" office:value-type="float" office:value="533" table:number-columns-spanned="1" table:number-rows-spanned="4">
            <text:p>533</text:p>
          </table:table-cell>
          <table:table-cell office:value-type="float" office:value="152.63">
            <text:p>152.63</text:p>
          </table:table-cell>
          <table:table-cell office:value-type="float" office:value="192.47">
            <text:p>192.47</text:p>
          </table:table-cell>
          <table:table-cell office:value-type="float" office:value="226.85">
            <text:p>226.85</text:p>
          </table:table-cell>
          <table:table-cell office:value-type="float" office:value="250.58">
            <text:p>250.58</text:p>
          </table:table-cell>
        </table:table-row>
        <table:table-row table:style-name="ro1">
          <table:covered-table-cell/>
          <table:table-cell office:value-type="float" office:value="150.27">
            <text:p>150.27</text:p>
          </table:table-cell>
          <table:table-cell office:value-type="float" office:value="167.32">
            <text:p>167.32</text:p>
          </table:table-cell>
          <table:table-cell office:value-type="float" office:value="214.27">
            <text:p>214.27</text:p>
          </table:table-cell>
          <table:table-cell office:value-type="float" office:value="231.95">
            <text:p>231.95</text:p>
          </table:table-cell>
        </table:table-row>
        <table:table-row table:style-name="ro1">
          <table:covered-table-cell/>
          <table:table-cell table:style-name="ce3" table:formula="of:=SQRT([.B3])" office:value-type="float" office:value="12.2584664620009">
            <text:p>12.26</text:p>
          </table:table-cell>
          <table:table-cell table:style-name="ce3" table:formula="of:=SQRT([.C3])" office:value-type="float" office:value="12.9352232296161">
            <text:p>12.94</text:p>
          </table:table-cell>
          <table:table-cell table:style-name="ce3" table:formula="of:=SQRT([.D3])" office:value-type="float" office:value="14.6379643393472">
            <text:p>14.64</text:p>
          </table:table-cell>
          <table:table-cell table:style-name="ce3" table:formula="of:=SQRT([.E3])" office:value-type="float" office:value="15.2299047928738">
            <text:p>15.23</text:p>
          </table:table-cell>
        </table:table-row>
        <table:table-row table:style-name="ro1">
          <table:covered-table-cell/>
          <table:table-cell office:value-type="float" office:value="4482">
            <text:p>4482</text:p>
          </table:table-cell>
          <table:table-cell office:value-type="float" office:value="1374">
            <text:p>1374</text:p>
          </table:table-cell>
          <table:table-cell office:value-type="float" office:value="735">
            <text:p>735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table:style-name="ce1" office:value-type="float" office:value="500" table:number-columns-spanned="1" table:number-rows-spanned="4">
            <text:p>500</text:p>
          </table:table-cell>
          <table:table-cell office:value-type="float" office:value="142.92">
            <text:p>142.9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44.67">
            <text:p>144.67</text:p>
          </table:table-cell>
          <table:table-cell table:number-columns-repeated="3"/>
        </table:table-row>
        <table:table-row table:style-name="ro1">
          <table:covered-table-cell/>
          <table:table-cell table:style-name="ce3" table:formula="of:=SQRT([.B7])" office:value-type="float" office:value="12.0278842694798">
            <text:p>12.03</text:p>
          </table:table-cell>
          <table:table-cell table:style-name="ce3" table:formula="of:=SQRT([.C7])" office:value-type="float" office:value="0">
            <text:p>0.00</text:p>
          </table:table-cell>
          <table:table-cell table:style-name="ce3" table:formula="of:=SQRT([.D7])" office:value-type="float" office:value="0">
            <text:p>0.00</text:p>
          </table:table-cell>
          <table:table-cell table:style-name="ce3" table:formula="of:=SQRT([.E7])" office:value-type="float" office:value="0">
            <text:p>0.00</text:p>
          </table:table-cell>
        </table:table-row>
        <table:table-row table:style-name="ro1">
          <table:covered-table-cell/>
          <table:table-cell office:value-type="float" office:value="4407">
            <text:p>4407</text:p>
          </table:table-cell>
          <table:table-cell table:number-columns-repeated="3"/>
        </table:table-row>
        <table:table-row table:style-name="ro1">
          <table:table-cell table:style-name="ce1" office:value-type="float" office:value="400" table:number-columns-spanned="1" table:number-rows-spanned="4">
            <text:p>400</text:p>
          </table:table-cell>
          <table:table-cell office:value-type="float" office:value="112.31">
            <text:p>112.3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50.79">
            <text:p>150.79</text:p>
          </table:table-cell>
          <table:table-cell table:number-columns-repeated="3"/>
        </table:table-row>
        <table:table-row table:style-name="ro1">
          <table:covered-table-cell/>
          <table:table-cell table:style-name="ce3" table:formula="of:=SQRT([.B11])" office:value-type="float" office:value="12.279657975693">
            <text:p>12.28</text:p>
          </table:table-cell>
          <table:table-cell table:style-name="ce3" table:formula="of:=SQRT([.C11])" office:value-type="float" office:value="0">
            <text:p>0.00</text:p>
          </table:table-cell>
          <table:table-cell table:style-name="ce3" table:formula="of:=SQRT([.D11])" office:value-type="float" office:value="0">
            <text:p>0.00</text:p>
          </table:table-cell>
          <table:table-cell table:style-name="ce3" table:formula="of:=SQRT([.E11])" office:value-type="float" office:value="0">
            <text:p>0.00</text:p>
          </table:table-cell>
        </table:table-row>
        <table:table-row table:style-name="ro1">
          <table:covered-table-cell/>
          <table:table-cell office:value-type="float" office:value="3788">
            <text:p>3788</text:p>
          </table:table-cell>
          <table:table-cell table:number-columns-repeated="3"/>
        </table:table-row>
        <table:table-row table:style-name="ro1">
          <table:table-cell table:style-name="ce1" office:value-type="float" office:value="300" table:number-columns-spanned="1" table:number-rows-spanned="4">
            <text:p>30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6-08-21T19:31:10</meta:creation-date>
    <dc:date>2016-08-21T21:50:15</dc:date>
    <dc:creator>lyrahgames </dc:creator>
    <meta:editing-duration>PT2H7M23S</meta:editing-duration>
    <meta:editing-cycles>2</meta:editing-cycles>
    <meta:generator>LibreOffice/3.5$Linux_X86_64 LibreOffice_project/350m1$Build-2</meta:generator>
    <meta:document-statistic meta:table-count="3" meta:cell-count="44" meta:object-count="0"/>
  </office:meta>
</office:document-meta>
</file>